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1" style:master-page-name="MP0" style:family="paragraph">
      <style:paragraph-properties fo:break-before="page" fo:text-align="center" fo:margin-left="-0.2958in">
        <style:tab-stops/>
      </style:paragraph-properties>
    </style:style>
    <style:style style:name="T2" style:parent-style-name="DefaultParagraphFont" style:family="text">
      <style:text-properties style:font-name="Calibri" style:font-name-complex="Calibri" style:text-underline-type="single" style:text-underline-style="solid" style:text-underline-width="auto" style:text-underline-mode="continuous"/>
    </style:style>
    <style:style style:name="T3" style:parent-style-name="Hyperlink" style:family="text">
      <style:text-properties style:font-name="Calibri" style:font-name-complex="Calibri"/>
    </style:style>
    <style:style style:name="T4" style:parent-style-name="DefaultParagraphFont" style:family="text">
      <style:text-properties style:font-name="Calibri" style:font-name-complex="Calibri" style:text-underline-type="single" style:text-underline-style="solid" style:text-underline-width="auto" style:text-underline-mode="continuous"/>
    </style:style>
    <style:style style:name="P5" style:parent-style-name="Heading1" style:family="paragraph">
      <style:paragraph-properties fo:text-align="center" fo:margin-left="-0.2958in">
        <style:tab-stops/>
      </style:paragraph-properties>
      <style:text-properties style:font-name="Calibri" style:font-name-complex="Calibri" style:text-underline-type="single" style:text-underline-style="solid" style:text-underline-width="auto" style:text-underline-mode="continuous"/>
    </style:style>
    <style:style style:name="P6" style:parent-style-name="Heading3" style:family="paragraph">
      <style:text-properties style:font-name="Calibri" style:font-name-complex="Calibri"/>
    </style:style>
    <style:style style:name="P7" style:parent-style-name="Normal" style:family="paragraph">
      <style:text-properties style:font-name="Calibri" style:font-name-complex="Calibri"/>
    </style:style>
    <style:style style:name="P8" style:parent-style-name="Heading3"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Heading3" style:family="paragraph">
      <style:text-properties style:font-name="Calibri" style:font-name-complex="Calibri"/>
    </style:style>
    <style:style style:name="P11" style:parent-style-name="Normal" style:family="paragraph">
      <style:text-properties style:font-name="Calibri" style:font-name-complex="Calibri"/>
    </style:style>
    <style:style style:name="P12" style:parent-style-name="Heading3" style:family="paragraph">
      <style:text-properties style:font-name="Calibri" style:font-name-complex="Calibri"/>
    </style:style>
    <style:style style:name="P13" style:parent-style-name="Normal" style:family="paragraph">
      <style:text-properties style:font-name="Calibri" style:font-name-complex="Calibri"/>
    </style:style>
    <style:style style:name="P14" style:parent-style-name="Normal" style:family="paragraph">
      <style:text-properties style:font-name="Calibri" style:font-name-complex="Calibri"/>
    </style:style>
    <style:style style:name="P15" style:parent-style-name="Normal" style:family="paragraph">
      <style:text-properties style:font-name="Calibri" style:font-name-complex="Calibri"/>
    </style:style>
    <style:style style:name="P16" style:parent-style-name="Normal" style:family="paragraph">
      <style:text-properties style:font-name="Calibri" style:font-name-complex="Calibri"/>
    </style:style>
    <style:style style:name="P17" style:parent-style-name="Normal" style:list-style-name="LFO4" style:family="paragraph">
      <style:text-properties style:font-name="Calibri" style:font-name-complex="Calibri"/>
    </style:style>
    <style:style style:name="P18" style:parent-style-name="Normal" style:list-style-name="LFO4" style:family="paragraph">
      <style:text-properties style:font-name="Calibri" style:font-name-complex="Calibri"/>
    </style:style>
    <style:style style:name="P19" style:parent-style-name="Normal" style:list-style-name="LFO4" style:family="paragraph">
      <style:text-properties style:font-name="Calibri" style:font-name-complex="Calibri"/>
    </style:style>
    <style:style style:name="P20" style:parent-style-name="Normal" style:list-style-name="LFO4" style:family="paragraph">
      <style:text-properties style:font-name="Calibri" style:font-name-complex="Calibri"/>
    </style:style>
    <style:style style:name="P21" style:parent-style-name="Normal" style:list-style-name="LFO4" style:family="paragraph">
      <style:text-properties style:font-name="Calibri" style:font-name-complex="Calibri"/>
    </style:style>
    <style:style style:name="P22" style:parent-style-name="Heading3" style:family="paragraph">
      <style:text-properties style:font-name="Calibri" style:font-name-complex="Calibri"/>
    </style:style>
    <style:style style:name="P23" style:parent-style-name="Normal" style:family="paragraph">
      <style:text-properties style:font-name="Calibri" style:font-name-complex="Calibri"/>
    </style:style>
    <style:style style:name="P24" style:parent-style-name="Normal" style:family="paragraph">
      <style:text-properties style:font-name="Calibri" style:font-name-complex="Calibri"/>
    </style:style>
    <style:style style:name="P25" style:parent-style-name="Normal" style:family="paragraph">
      <style:text-properties style:font-name="Calibri" style:font-name-complex="Calibri"/>
    </style:style>
    <style:style style:name="P26" style:parent-style-name="Normal" style:family="paragraph">
      <style:text-properties style:font-name="Calibri" style:font-name-complex="Calibri"/>
    </style:style>
    <style:style style:name="P27" style:parent-style-name="Normal" style:family="paragraph">
      <style:text-properties style:font-name="Calibri" style:font-name-complex="Calibri"/>
    </style:style>
    <style:style style:name="P28" style:parent-style-name="Normal" style:family="paragraph">
      <style:text-properties style:font-name="Calibri" style:font-name-complex="Calibri"/>
    </style:style>
    <style:style style:name="P29" style:parent-style-name="Heading3" style:family="paragraph">
      <style:text-properties style:font-name="Calibri" style:font-name-complex="Calibri"/>
    </style:style>
    <style:style style:name="P30" style:parent-style-name="Normal" style:family="paragraph">
      <style:text-properties style:font-name="Calibri" style:font-name-complex="Calibri"/>
    </style:style>
    <style:style style:name="P31" style:parent-style-name="Heading3" style:family="paragraph">
      <style:text-properties style:font-name="Calibri" style:font-name-complex="Calibri"/>
    </style:style>
    <style:style style:name="P32" style:parent-style-name="Normal" style:family="paragraph">
      <style:text-properties style:font-name="Calibri" style:font-name-complex="Calibri"/>
    </style:style>
    <style:style style:name="P33" style:parent-style-name="Heading3" style:family="paragraph">
      <style:text-properties style:font-name="Calibri" style:font-name-complex="Calibri"/>
    </style:style>
    <style:style style:name="P34" style:parent-style-name="Normal" style:family="paragraph">
      <style:text-properties style:font-name="Calibri" style:font-name-complex="Calibri"/>
    </style:style>
    <style:style style:name="P35" style:parent-style-name="Normal" style:family="paragraph">
      <style:text-properties style:font-name="Calibri" style:font-name-complex="Calibri"/>
    </style:style>
    <style:style style:name="P36" style:parent-style-name="Normal" style:family="paragraph">
      <style:text-properties style:font-name="Calibri" style:font-name-complex="Calibri"/>
    </style:style>
    <style:style style:name="P37" style:parent-style-name="Normal" style:family="paragraph">
      <style:text-properties style:font-name="Calibri" style:font-name-complex="Calibri"/>
    </style:style>
    <style:style style:name="P38" style:parent-style-name="Heading3" style:family="paragraph">
      <style:text-properties style:font-name="Calibri" style:font-name-complex="Calibri"/>
    </style:style>
    <style:style style:name="P39" style:parent-style-name="Normal" style:family="paragraph">
      <style:text-properties style:font-name="Calibri" style:font-name-complex="Calibri"/>
    </style:style>
    <style:style style:name="P40" style:parent-style-name="Normal" style:list-style-name="LFO5" style:family="paragraph">
      <style:text-properties style:font-name="Calibri" style:font-name-complex="Calibri"/>
    </style:style>
    <style:style style:name="P41" style:parent-style-name="Normal" style:list-style-name="LFO5" style:family="paragraph">
      <style:text-properties style:font-name="Calibri" style:font-name-complex="Calibri"/>
    </style:style>
    <style:style style:name="P42" style:parent-style-name="Normal" style:list-style-name="LFO5" style:family="paragraph">
      <style:text-properties style:font-name="Calibri" style:font-name-complex="Calibri"/>
    </style:style>
    <style:style style:name="P43" style:parent-style-name="Normal" style:list-style-name="LFO5" style:family="paragraph">
      <style:text-properties style:font-name="Calibri" style:font-name-complex="Calibri"/>
    </style:style>
    <style:style style:name="P44" style:parent-style-name="Heading3" style:family="paragraph">
      <style:text-properties style:font-name="Calibri" style:font-name-complex="Calibri"/>
    </style:style>
    <style:style style:name="P45" style:parent-style-name="Normal" style:family="paragraph">
      <style:text-properties style:font-name="Calibri" style:font-name-complex="Calibri"/>
    </style:style>
    <style:style style:name="P46" style:parent-style-name="Normal" style:family="paragraph">
      <style:text-properties style:font-name="Calibri" style:font-name-complex="Calibri"/>
    </style:style>
  </office:automatic-styles>
  <office:body>
    <office:text text:use-soft-page-breaks="true">
      <text:h text:style-name="P1" text:outline-level="1"><text:span text:style-name="T2">e-portfolio:<text:s/></text:span><text:a xlink:href="https://github.com/MariamBenteSelim/Deciphering-Big-Data-April-2025" office:target-frame-name="_top" xlink:show="replace"><text:span text:style-name="T3">MariamBenteSelim/Deciphering-Big-Data-April-2025</text:span></text:a><text:span text:style-name="T4"><text:s/>(Github)</text:span></text:h>
      <text:h text:style-name="P5" text:outline-level="1">Reflection Section</text:h>
      <text:h text:style-name="P6" text:outline-level="3">Introduction</text:h>
      <text:p text:style-name="P7">I came into this module as a non-technical member, eager to learn about the many types of data, how it’s collected, and the journey from raw data to published insights. I expected to deepen my understanding of data wrangling,<text:s/>collecting, cleaning, normalising, storing, and visualising data,<text:s/>and to discover tools and resources that make those processes smoother. Although I didn’t build<text:s/>any<text:s/>database, I supported every step through research, clear writing, and keeping our group on schedule. Reflecting on my experience highlights what I learned, how I contributed<text:s/>to<text:s/>Units 6 and<text:s/>my academic writing in Unit<text:s/>11, and how I’ll use tutor feedback to grow.</text:p>
      <text:h text:style-name="P8" text:outline-level="3">My Non-Technical Contributions in Unit 6<text:s/></text:h>
      <text:p text:style-name="P9">In Unit 6, our small team<text:s/>primarily technical experts<text:s/>set out to design a database for the Aviation Maintenance College. My role was to gather academic and industry research on data-management best practices, write and structure report sections, and coordinate our meetings. I drafted our literature review, located over a dozen sources on data extraction, cleaning, and reporting, and ensured proper Harvard referencing. I also prepared agendas, recorded minutes, distributed action items, and tracked deadlines. These tasks freed my technical teammates to focus on schema design in PostgreSQL, Supabase configuration, and building dashboards with Power BI and Retool.</text:p>
      <text:h text:style-name="P10" text:outline-level="3">Structuring the Unit 11 Executive Summary<text:s/></text:h>
      <text:p text:style-name="P11">For Unit 11, I<text:s/>wrote the<text:s/>executive summary<text:s/>an at-a-glance report of our database project. I synthesised our research findings, described our phased approach (stakeholder interviews, entity-relationship modelling, tool selection, implementation, and testing), and highlighted key outcomes: a centralised Supabase database, Streamlit-based data cleaning, Retool dashboards, and Power BI analytics. I organised the<text:s/>summary,<text:s/>so each section flowed logically: Introduction, Objectives, Methodology, Outcomes, Recommendations, and Conclusion. Although the executive summary met all structural requirements and included twenty references, it repeated some technology details, lacked comparisons of PostgreSQL versus other SQL databases, and didn’t revisit GDPR compliance in depth.</text:p>
      <text:h text:style-name="P12" text:outline-level="3">What I Learned About Data Types, Sources, and Collection<text:s/></text:h>
      <text:p text:style-name="P13">Through assigned readings and hands-on demos, I gained a broad view of data diversity: • Data types and formats<text:s/>from alphanumeric IDs and timestamps to categorical and numeric exam scores.<text:s/></text:p>
      <text:soft-page-break/>
      <text:p text:style-name="P14">• Collection methods<text:s/>web forms in Retool, CSV exports from legacy systems, and API pulls from Supabase.<text:s/></text:p>
      <text:p text:style-name="P15">• Storage options<text:s/>:<text:s/>cloud-hosted PostgreSQL for relational data, the role of normalisation to eliminate duplicate fields, and eventual considerations for NoSQL or columnar stores in big data scenarios.</text:p>
      <text:p text:style-name="P16">Deepening My Understanding of Data Wrangling Writing about the data-wrangling pipeline forced me to clarify each stage in my own mind:</text:p>
      <text:list text:style-name="LFO4" text:continue-numbering="true">
        <text:list-item>
          <text:p text:style-name="P17">Extraction—using SQL queries or RESTful APIs to fetch data.</text:p>
        </text:list-item>
        <text:list-item>
          <text:p text:style-name="P18">Exploration—visualising distributions and identifying missing or anomalous values.</text:p>
        </text:list-item>
        <text:list-item>
          <text:p text:style-name="P19">Cleaning—applying Python scripts in Streamlit to enforce ID formats, range checks, and remove duplicates.</text:p>
        </text:list-item>
        <text:list-item>
          <text:p text:style-name="P20">Transformation—normalising tables into core entities (Students, Instructors, Attendance, Exams, Compliance).</text:p>
        </text:list-item>
        <text:list-item>
          <text:p text:style-name="P21">Publication—building Retool dashboards for front-end access and Power BI reports for leadership.</text:p>
        </text:list-item>
      </text:list>
      <text:h text:style-name="P22" text:outline-level="3">Tutor Feedback and Critical Reflection<text:s/></text:h>
      <text:p text:style-name="P23">My tutor praised our reports for clear structure, concise descriptions, and Harvard-style citations. Yet both Unit 6 and Unit 11 feedback pointed to a lack of critical analysis:<text:s/></text:p>
      <text:p text:style-name="P24">• We picked PostgreSQL on Supabase without comparing it to MySQL, Azure SQL, or SQLite.<text:s/></text:p>
      <text:p text:style-name="P25">• The role of CSV files in our workflow needed clearer justification when web forms already existed.<text:s/></text:p>
      <text:p text:style-name="P26">• GDPR compliance was well understood by me, but I did not emphasise our data-privacy approach enough in the executive summary.<text:s/></text:p>
      <text:p text:style-name="P27">• Technical details—like Supabase features—were sometimes repeated instead of exploring alternatives.</text:p>
      <text:p text:style-name="P28">I agree that limited word count is a challenge, but adjusting our summaries to include a brief decision table or weighing pros and cons would have added depth.</text:p>
      <text:h text:style-name="P29" text:outline-level="3">Emotional Response and Self-Analysis<text:s/></text:h>
      <text:p text:style-name="P30">At the start, I felt confident in my organisational skills but intimidated by technical jargon.<text:s/>I caught myself hesitating to ask for clarifications, worrying I’d slow the team down. After reviewing Goleman’s ideas on emotional intelligence, I realised vulnerability fosters learning. When I began asking simple questions<text:s/>the team paused to explain, often refining their own assumptions. Over time, my initial anxiety gave way to curiosity and a more active voice in discussions.</text:p>
      <text:soft-page-break/>
      <text:h text:style-name="P31" text:outline-level="3">Learning, Changed Actions, and Time Management</text:h>
      <text:p text:style-name="P32">Reflecting on my approach, I made several changes mid-project.<text:s/>I added a short GDPR summary, citing EU regulations, to our methodology in Unit 11. Despite<text:s/>that, I recognise I didn’t allocate enough time to GDPR in Unit 11 and to critical comparisons of NoSQL versus SQL. Personal commitments constrained my hours<text:s/>in the last few weeks, and it showed in the limited depth<text:s/>in<text:s/>discussion<text:s/>mentioned in executive summary. Going forward, I will block calendar time specifically for critical reflection and<text:s/>module work.</text:p>
      <text:h text:style-name="P33" text:outline-level="3">Evidence of Skills and Knowledge Developed<text:s/></text:h>
      <text:p text:style-name="P34">By the end of the module, I had produced:<text:s/></text:p>
      <text:p text:style-name="P35">• A polished<text:s/>executive summary with logical headings and twenty citations.</text:p>
      <text:p text:style-name="P36">• A<text:s/>Git Hub Profile highlighting the work done throughout the module.</text:p>
      <text:p text:style-name="P37">These artefacts demonstrate my growth in research synthesis, academic writing, facilitation, and basic project-management.</text:p>
      <text:h text:style-name="P38" text:outline-level="3">Future Application and Next Steps<text:s/></text:h>
      <text:p text:style-name="P39">This module showed me how vital clear communication and critical analysis are, even if I’m not writing code. In future projects, I will:</text:p>
      <text:list text:style-name="LFO5" text:continue-numbering="true">
        <text:list-item>
          <text:p text:style-name="P40">Reserve space for decision-justification tables, even under tight word counts.</text:p>
        </text:list-item>
        <text:list-item>
          <text:p text:style-name="P41">Embed compliance summaries early in my drafts, ensuring GDPR and other regulations are front and centre.</text:p>
        </text:list-item>
        <text:list-item>
          <text:p text:style-name="P42">Continue asking clarifying questions to bridge technical and non-technical perspectives.</text:p>
        </text:list-item>
        <text:list-item>
          <text:p text:style-name="P43">Protect dedicated writing time to avoid last-minute compromises on depth.</text:p>
        </text:list-item>
      </text:list>
      <text:h text:style-name="P44" text:outline-level="3">Conclusion<text:s/></text:h>
      <text:p text:style-name="P45">Serving as the non-technical member of this<text:s/>module<text:s/>taught me that research, structured facilitation, and plain-English explanations are just as essential as building databases. I learned how data moves from raw collection to cleaned, normalised tables and into interactive dashboards. More importantly, I discovered the value of critical reflection—questioning tool choices, documenting trade-offs, and highlighting compliance. Armed with tutor feedback and personal insights, I’m ready to apply these lessons in my next data endeavour, ensuring both technical rigour and clear, well-justified storytelling.</text:p>
      <text:p text:style-name="P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fo:font-size="10pt" style:font-size-asian="10pt"/>
    </style:style>
    <style:style style:name="WW_CharLFO1LVL2" style:family="text">
      <style:text-properties style:font-name="Wingdings"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fo:font-size="10pt" style:font-size-asian="10pt"/>
    </style:style>
    <style:style style:name="WW_CharLFO2LVL2" style:family="text">
      <style:text-properties style:font-name="Wingdings"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81in" fo:margin-left="1in" fo:margin-bottom="0.886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hammed islam</meta:initial-creator>
    <dc:creator>mohammed islam</dc:creator>
    <meta:creation-date>2025-07-21T20:54:00Z</meta:creation-date>
    <dc:date>2025-07-21T21:31:00Z</dc:date>
    <meta:template xlink:href="Normal" xlink:type="simple"/>
    <meta:editing-cycles>4</meta:editing-cycles>
    <meta:editing-duration>PT2220S</meta:editing-duration>
    <meta:document-statistic meta:page-count="3" meta:paragraph-count="13" meta:word-count="1028" meta:character-count="6876" meta:row-count="48" meta:non-whitespace-character-count="5861"/>
  </office:meta>
</office:document-meta>
</file>